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Cantarell" svg:font-family="Cantarel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mm" fo:margin-bottom="0mm" style:contextual-spacing="false" fo:line-height="115%" fo:padding="0mm" fo:border="none" style:writing-mode="lr-tb"/>
      <style:text-properties fo:font-variant="normal" fo:text-transform="none" fo:color="#000000" loext:opacity="100%" style:text-line-through-style="none" style:text-line-through-type="none" style:font-name="Cantarell" fo:font-size="12pt" fo:font-style="normal" style:text-underline-style="solid" style:text-underline-width="auto" style:text-underline-color="font-color" fo:font-weight="bold" officeooo:rsid="001eb2c0" officeooo:paragraph-rsid="001eb2c0" style:text-blinking="false" fo:background-color="transparent" style:font-size-asian="12pt" style:font-weight-asian="bold" style:font-size-complex="12pt" style:font-weight-complex="bold"/>
    </style:style>
    <style:style style:name="P2" style:family="paragraph" style:parent-style-name="Text_20_body" style:list-style-name="L7">
      <style:paragraph-properties fo:margin-top="0mm" fo:margin-bottom="0mm" style:contextual-spacing="false" fo:line-height="115%" fo:padding="0mm" fo:border="none" style:writing-mode="lr-tb"/>
      <style:text-properties fo:font-variant="normal" fo:text-transform="none" fo:color="#000000" loext:opacity="100%" style:text-line-through-style="none" style:text-line-through-type="none" style:font-name="Cantarell" fo:font-size="12pt" fo:font-style="normal" style:text-underline-style="none" fo:font-weight="normal" style:text-blinking="false" fo:background-color="transparent" style:font-size-asian="12pt" style:font-size-complex="12pt"/>
    </style:style>
    <style:style style:name="P3" style:family="paragraph" style:parent-style-name="Text_20_body" style:list-style-name="L7">
      <loext:graphic-properties draw:fill="none" draw:fill-color="#ffffff"/>
      <style:paragraph-properties fo:margin-top="0mm" fo:margin-bottom="0mm" style:contextual-spacing="false" fo:line-height="115%" fo:background-color="transparent" fo:padding="0mm" fo:border="none" style:writing-mode="lr-tb"/>
      <style:text-properties fo:font-variant="normal" fo:text-transform="none" fo:color="#000000" loext:opacity="100%" style:text-line-through-style="none" style:text-line-through-type="none" style:font-name="Cantarell" fo:font-size="12pt" fo:font-style="normal" style:text-underline-style="none" fo:font-weight="normal" style:text-blinking="false" fo:background-color="transparent" style:font-size-asian="12pt" style:font-size-complex="12pt"/>
    </style:style>
    <style:style style:name="P4" style:family="paragraph" style:parent-style-name="Text_20_body" style:list-style-name="L3">
      <style:paragraph-properties fo:line-height="115%"/>
      <style:text-properties style:font-name="Cantarell" fo:font-size="12pt" officeooo:rsid="001eb2c0" officeooo:paragraph-rsid="001eb2c0" style:font-size-asian="12pt" style:font-size-complex="12pt"/>
    </style:style>
    <style:style style:name="P5" style:family="paragraph" style:parent-style-name="Text_20_body">
      <style:paragraph-properties fo:line-height="115%"/>
      <style:text-properties style:font-name="Cantarell" fo:font-size="12pt" officeooo:rsid="001eb2c0" officeooo:paragraph-rsid="001eb2c0" style:font-size-asian="12pt" style:font-size-complex="12pt"/>
    </style:style>
    <style:style style:name="P6" style:family="paragraph" style:parent-style-name="Text_20_body" style:list-style-name="L7">
      <loext:graphic-properties draw:fill="none" draw:fill-color="#ffffff"/>
      <style:paragraph-properties fo:margin-top="0mm" fo:margin-bottom="0mm" style:contextual-spacing="false" fo:line-height="115%" fo:background-color="transparent" fo:padding="0mm" fo:border="none" style:writing-mode="lr-tb"/>
      <style:text-properties style:font-name="Cantarell" fo:font-size="12pt" officeooo:paragraph-rsid="001eb2c0" style:font-size-asian="12pt" style:font-size-complex="12pt"/>
    </style:style>
    <style:style style:name="P7" style:family="paragraph" style:parent-style-name="Text_20_body">
      <loext:graphic-properties draw:fill="none" draw:fill-color="#ffffff"/>
      <style:paragraph-properties fo:margin-top="0mm" fo:margin-bottom="0mm" style:contextual-spacing="false" fo:line-height="115%" fo:background-color="transparent" fo:padding="0mm" fo:border="none" style:writing-mode="lr-tb"/>
      <style:text-properties style:font-name="Cantarell" fo:font-size="12pt" officeooo:paragraph-rsid="001eb2c0" style:font-size-asian="12pt" style:font-size-complex="12pt"/>
    </style:style>
    <style:style style:name="P8" style:family="paragraph" style:parent-style-name="Text_20_body" style:list-style-name="L6">
      <style:paragraph-properties fo:line-height="115%"/>
      <style:text-properties style:font-name="Cantarell" fo:font-size="12pt" style:font-size-asian="12pt" style:font-size-complex="12pt"/>
    </style:style>
    <style:style style:name="P9" style:family="paragraph" style:parent-style-name="Text_20_body">
      <style:paragraph-properties fo:line-height="115%"/>
      <style:text-properties style:font-name="Cantarell" fo:font-size="12pt" style:font-size-asian="12pt" style:font-size-complex="12pt"/>
    </style:style>
    <style:style style:name="P10" style:family="paragraph" style:parent-style-name="Text_20_body">
      <style:paragraph-properties fo:line-height="100%"/>
      <style:text-properties style:font-name="Cantarell" fo:font-size="12pt" fo:font-weight="bold" officeooo:rsid="001eb2c0" officeooo:paragraph-rsid="001eb2c0" style:font-size-asian="12pt" style:font-weight-asian="bold" style:font-size-complex="12pt" style:font-weight-complex="bold"/>
    </style:style>
    <style:style style:name="P11" style:family="paragraph" style:parent-style-name="Text_20_body" style:list-style-name="L3">
      <style:paragraph-properties fo:line-height="115%"/>
      <style:text-properties style:font-name="Cantarell" fo:font-size="12pt" fo:font-weight="bold" officeooo:rsid="001eb2c0" officeooo:paragraph-rsid="001eb2c0" style:font-size-asian="12pt" style:font-weight-asian="bold" style:font-size-complex="12pt" style:font-weight-complex="bold"/>
    </style:style>
    <style:style style:name="P12" style:family="paragraph" style:parent-style-name="Text_20_body">
      <style:paragraph-properties fo:line-height="115%"/>
      <style:text-properties style:font-name="Cantarell" fo:font-size="12pt" fo:font-weight="bold" officeooo:rsid="001eb2c0" officeooo:paragraph-rsid="001eb2c0" style:font-size-asian="12pt" style:font-weight-asian="bold" style:font-size-complex="12pt" style:font-weight-complex="bold"/>
    </style:style>
    <style:style style:name="P13" style:family="paragraph" style:parent-style-name="Text_20_body" style:list-style-name="L15">
      <style:paragraph-properties fo:line-height="115%"/>
      <style:text-properties style:font-name="Cantarell" fo:font-size="12pt" fo:font-weight="bold" officeooo:rsid="001eb2c0" officeooo:paragraph-rsid="001eb2c0" style:font-size-asian="12pt" style:font-weight-asian="bold" style:font-size-complex="12pt" style:font-weight-complex="bold"/>
    </style:style>
    <style:style style:name="P14" style:family="paragraph" style:parent-style-name="Text_20_body" style:list-style-name="L8">
      <style:paragraph-properties fo:line-height="115%"/>
      <style:text-properties style:font-name="Cantarell" fo:font-size="12pt" fo:font-weight="normal" officeooo:rsid="001eb2c0" officeooo:paragraph-rsid="001eb2c0" style:font-size-asian="12pt" style:font-weight-asian="normal" style:font-size-complex="12pt" style:font-weight-complex="normal"/>
    </style:style>
    <style:style style:name="P15" style:family="paragraph" style:parent-style-name="Text_20_body" style:list-style-name="L9">
      <style:paragraph-properties fo:line-height="115%"/>
      <style:text-properties style:font-name="Cantarell" fo:font-size="12pt" fo:font-weight="normal" officeooo:rsid="001eb2c0" officeooo:paragraph-rsid="001eb2c0" style:font-size-asian="12pt" style:font-weight-asian="normal" style:font-size-complex="12pt" style:font-weight-complex="normal"/>
    </style:style>
    <style:style style:name="P16" style:family="paragraph" style:parent-style-name="Text_20_body" style:list-style-name="L10">
      <style:paragraph-properties fo:line-height="115%"/>
      <style:text-properties style:font-name="Cantarell" fo:font-size="12pt" fo:font-weight="normal" officeooo:rsid="001eb2c0" officeooo:paragraph-rsid="001eb2c0" style:font-size-asian="12pt" style:font-weight-asian="normal" style:font-size-complex="12pt" style:font-weight-complex="normal"/>
    </style:style>
    <style:style style:name="P17" style:family="paragraph" style:parent-style-name="Text_20_body">
      <style:paragraph-properties fo:line-height="115%"/>
      <style:text-properties style:font-name="Cantarell" fo:font-size="12pt" fo:font-weight="normal" officeooo:rsid="001eb2c0" officeooo:paragraph-rsid="001eb2c0" style:font-size-asian="12pt" style:font-weight-asian="normal" style:font-size-complex="12pt" style:font-weight-complex="normal"/>
    </style:style>
    <style:style style:name="P18" style:family="paragraph" style:parent-style-name="Text_20_body" style:list-style-name="L12">
      <style:paragraph-properties fo:line-height="115%"/>
      <style:text-properties style:font-name="Cantarell" fo:font-size="12pt" fo:font-weight="normal" officeooo:rsid="001eb2c0" officeooo:paragraph-rsid="001eb2c0" style:font-size-asian="12pt" style:font-weight-asian="normal" style:font-size-complex="12pt" style:font-weight-complex="normal"/>
    </style:style>
    <style:style style:name="P19" style:family="paragraph" style:parent-style-name="Text_20_body" style:list-style-name="L13">
      <style:paragraph-properties fo:line-height="115%"/>
      <style:text-properties style:font-name="Cantarell" fo:font-size="12pt" fo:font-weight="normal" officeooo:rsid="001eb2c0" officeooo:paragraph-rsid="001eb2c0" style:font-size-asian="12pt" style:font-weight-asian="normal" style:font-size-complex="12pt" style:font-weight-complex="normal"/>
    </style:style>
    <style:style style:name="P20" style:family="paragraph" style:parent-style-name="Text_20_body" style:list-style-name="L14">
      <style:paragraph-properties fo:line-height="115%"/>
      <style:text-properties style:font-name="Cantarell" fo:font-size="12pt" fo:font-weight="normal" officeooo:rsid="001eb2c0" officeooo:paragraph-rsid="001eb2c0" style:font-size-asian="12pt" style:font-weight-asian="normal" style:font-size-complex="12pt" style:font-weight-complex="normal"/>
    </style:style>
    <style:style style:name="P21" style:family="paragraph" style:parent-style-name="Text_20_body" style:list-style-name="L15">
      <style:paragraph-properties fo:line-height="115%"/>
      <style:text-properties style:font-name="Cantarell" fo:font-size="12pt" fo:font-weight="normal" officeooo:rsid="001eb2c0" officeooo:paragraph-rsid="001eb2c0" style:font-size-asian="12pt" style:font-weight-asian="normal" style:font-size-complex="12pt" style:font-weight-complex="normal"/>
    </style:style>
    <style:style style:name="P22" style:family="paragraph" style:parent-style-name="Text_20_body" style:list-style-name="L16">
      <style:paragraph-properties fo:line-height="115%"/>
      <style:text-properties style:font-name="Cantarell" fo:font-size="12pt" fo:font-weight="normal" officeooo:rsid="001eb2c0" officeooo:paragraph-rsid="001eb2c0" style:font-size-asian="12pt" style:font-weight-asian="normal" style:font-size-complex="12pt" style:font-weight-complex="normal"/>
    </style:style>
    <style:style style:name="P23" style:family="paragraph" style:parent-style-name="Text_20_body" style:list-style-name="L17">
      <style:paragraph-properties fo:line-height="115%"/>
      <style:text-properties style:font-name="Cantarell" fo:font-size="12pt" fo:font-weight="normal" officeooo:rsid="001eb2c0" officeooo:paragraph-rsid="001eb2c0" style:font-size-asian="12pt" style:font-weight-asian="normal" style:font-size-complex="12pt" style:font-weight-complex="normal"/>
    </style:style>
    <style:style style:name="P24" style:family="paragraph" style:parent-style-name="Text_20_body" style:list-style-name="L18">
      <style:paragraph-properties fo:line-height="115%"/>
      <style:text-properties style:font-name="Cantarell" fo:font-size="12pt" fo:font-weight="normal" officeooo:rsid="001eb2c0" officeooo:paragraph-rsid="001eb2c0" style:font-size-asian="12pt" style:font-weight-asian="normal" style:font-size-complex="12pt" style:font-weight-complex="normal"/>
    </style:style>
    <style:style style:name="P25" style:family="paragraph" style:parent-style-name="Text_20_body" style:list-style-name="L3">
      <style:paragraph-properties fo:line-height="115%"/>
      <style:text-properties style:font-name="Cantarell" fo:font-size="12pt" style:text-underline-style="none" fo:font-weight="normal" officeooo:rsid="001eb2c0" officeooo:paragraph-rsid="001eb2c0" style:font-size-asian="12pt" style:font-weight-asian="normal" style:font-size-complex="12pt" style:font-weight-complex="normal"/>
    </style:style>
    <style:style style:name="P26" style:family="paragraph" style:parent-style-name="Text_20_body">
      <loext:graphic-properties draw:fill="none" draw:fill-color="#ffffff"/>
      <style:paragraph-properties fo:margin-top="0mm" fo:margin-bottom="0mm" style:contextual-spacing="false" fo:line-height="115%" fo:background-color="transparent" fo:padding="0mm" fo:border="none" style:writing-mode="lr-tb"/>
      <style:text-properties style:font-name="Cantarell" officeooo:paragraph-rsid="001eb2c0"/>
    </style:style>
    <style:style style:name="P27" style:family="paragraph" style:parent-style-name="Text_20_body" style:list-style-name="L6">
      <loext:graphic-properties draw:fill="none" draw:fill-color="#ffffff"/>
      <style:paragraph-properties fo:margin-top="0mm" fo:margin-bottom="0mm" style:contextual-spacing="false" fo:line-height="115%" fo:background-color="transparent" fo:padding="0mm" fo:border="none" style:writing-mode="lr-tb"/>
      <style:text-properties style:font-name="Cantarell" officeooo:paragraph-rsid="001eb2c0"/>
    </style:style>
    <style:style style:name="P28" style:family="paragraph" style:parent-style-name="Text_20_body" style:list-style-name="L6">
      <style:paragraph-properties fo:line-height="115%"/>
      <style:text-properties officeooo:paragraph-rsid="001eb2c0"/>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4" style:family="text">
      <style:text-properties fo:font-size="12pt" style:text-underline-style="solid" style:text-underline-width="auto" style:text-underline-color="font-color" fo:font-weight="bold" officeooo:rsid="001eb2c0" style:font-size-asian="12pt" style:font-weight-asian="bold" style:font-size-complex="12pt" style:font-weight-complex="bold"/>
    </style:style>
    <style:style style:name="T5" style:family="text">
      <style:text-properties fo:font-size="12pt" fo:font-weight="normal" style:font-size-asian="12pt" style:font-size-complex="12pt"/>
    </style:style>
    <style:style style:name="T6" style:family="text">
      <style:text-properties style:font-name="Cantarell" fo:font-size="12pt" style:text-underline-style="solid" style:text-underline-width="auto" style:text-underline-color="font-color" fo:font-weight="bold" officeooo:rsid="001eb2c0" style:font-size-asian="12pt" style:font-weight-asian="bold" style:font-size-complex="12pt" style:font-weight-complex="bold"/>
    </style:style>
    <style:style style:name="T7" style:family="text">
      <style:text-properties style:font-name="Cantarell" fo:font-size="12pt" officeooo:rsid="001eb2c0" style:font-size-asian="12pt" style:font-size-complex="12pt"/>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bold" style:font-weight-asian="bold" style:font-weight-complex="bold"/>
    </style:style>
    <text:list-style style:name="L1">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21mm" fo:text-indent="-6.35mm" fo:margin-left="25.21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mm" fo:text-indent="-6.35mm" fo:margin-left="31.56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mm" fo:text-indent="-6.35mm" fo:margin-left="37.91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mm" fo:text-indent="-6.35mm" fo:margin-left="44.26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mm" fo:text-indent="-6.35mm" fo:margin-left="50.6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mm" fo:text-indent="-6.35mm" fo:margin-left="56.96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mm" fo:text-indent="-6.35mm" fo:margin-left="63.31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mm" fo:text-indent="-6.35mm" fo:margin-left="69.66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mm" fo:text-indent="-6.35mm" fo:margin-left="76.01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mm" fo:text-indent="-6.35mm" fo:margin-left="82.36m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lide 1</text:p>
      <text:p text:style-name="P1"/>
      <text:list xml:id="list1473001550" text:style-name="L7">
        <text:list-item>
          <text:p text:style-name="P2"><text:bookmark text:name="docs-internal-guid-dc3e35ed-7fff-d83e-98a4-c4a725bdee6a"/>Welcome everyone to my presentation on Hillary Clinton's speech at the United Nations 4th World Congress on Women.</text:p>
        </text:list-item>
        <text:list-item>
          <text:p text:style-name="P3">Today, we’ll explore the key themes of this speech, delivered in 1995 in Beijing.</text:p>
        </text:list-item>
        <text:list-item>
          <text:p text:style-name="P3">This speech is significant because it highlighted issues surrounding women's rights and set the stage for global discussions on gender equality.</text:p>
        </text:list-item>
        <text:list-item>
          <text:p text:style-name="P6"><text:span text:style-name="T3">I’m Doosan Pagooah, and I’ll be guiding you through the analysis of Clinton’s message on women’s empowerment, human rights, and the responsibilities of governments in promoting equality.</text:span></text:p>
        </text:list-item>
      </text:list>
      <text:p text:style-name="P7"><text:span text:style-name="T3"/></text:p>
      <text:p text:style-name="P26"><text:span text:style-name="T4">Slide 2</text:span></text:p>
      <text:list xml:id="list2826047456" text:style-name="L6">
        <text:list-header>
          <text:p text:style-name="P27"><text:span text:style-name="T4"><text:line-break/></text:span><text:span text:style-name="T5">Let’s first take a look at the timeline of key events leading up to the 1995 Beijing Conference.</text:span></text:p>
        </text:list-header>
        <text:list-item>
          <text:p text:style-name="P8">The Convention on the Elimination of All Forms of Discrimination Against Women (CEDAW) was adopted in 1979, marking a crucial moment for global women’s rights.</text:p>
        </text:list-item>
        <text:list-item>
          <text:p text:style-name="P8">In 1985, the Third World Conference on Women was held in Nairobi, which played an important role in advancing women's issues.</text:p>
        </text:list-item>
        <text:list-item>
          <text:p text:style-name="P8">By 1993, the Vienna Declaration affirmed that women’s rights are human rights.</text:p>
        </text:list-item>
        <text:list-item>
          <text:p text:style-name="P8">Finally, in 1995, Hillary Clinton delivered her historic speech at the Fourth World Conference on Women in Beijing.</text:p>
        </text:list-item>
        <text:list-item>
          <text:p text:style-name="P8">This timeline highlights the gradual building of an inclusive framework for women’s rights.</text:p>
        </text:list-item>
      </text:list>
      <text:p text:style-name="P9"/>
      <text:list xml:id="list235336504321927" text:continue-numbering="true" text:style-name="L6">
        <text:list-item>
          <text:p text:style-name="P28"><text:span text:style-name="T6">Slide 3</text:span></text:p>
        </text:list-item>
        <text:list-item>
          <text:p text:style-name="P28"><text:span text:style-name="T7">The 1995 UN Women’s Conference had representatives from 189 countries.</text:span></text:p>
        </text:list-item>
      </text:list>
      <text:list xml:id="list1348802162" text:style-name="L3">
        <text:list-item>
          <text:p text:style-name="P4">To put this in perspective, this is more than the number of countries in North America, Europe, and Africa combined.</text:p>
        </text:list-item>
        <text:list-item>
          <text:p text:style-name="P4">The scale of global representation emphasizes how critical the topic of gender equality had become, and how the world was coming together to address the issue.</text:p>
        </text:list-item>
        <text:list-item>
          <text:p text:style-name="P4">This adaptation helps clarify the global significance of the event, and the widespread recognition of the importance of women’s rights at the time.</text:p>
        </text:list-item>
      </text:list>
      <text:p text:style-name="P5"/>
      <text:p text:style-name="P5"/>
      <text:p text:style-name="P5"><text:soft-page-break/></text:p>
      <text:list xml:id="list235335728015679" text:continue-numbering="true" text:style-name="L3">
        <text:list-item>
          <text:p text:style-name="P4"><text:span text:style-name="T10">Slide 4</text:span></text:p>
        </text:list-item>
        <text:list-item>
          <text:p text:style-name="P11"><text:span text:style-name="T9">One of the central themes of Clinton’s speech is that women’s rights are human rights.</text:span></text:p>
        </text:list-item>
        <text:list-item>
          <text:p text:style-name="P25">This message became one of the most famous lines from her speech and resonated with audiences across the globe.</text:p>
        </text:list-item>
        <text:list-item>
          <text:p text:style-name="P25">Clinton emphasizes that issues affecting women, such as access to education, healthcare, and protection from violence, are not just women's issues but are basic human rights.</text:p>
        </text:list-item>
        <text:list-item>
          <text:p text:style-name="P25">This was a rallying cry for the global women’s movement, highlighting the need for the world to recognize that women's dignity and rights are fundamental to human progress.</text:p>
          <text:p text:style-name="P25"/>
        </text:list-item>
        <text:list-item>
          <text:p text:style-name="P25"><text:span text:style-name="T2">Connection to the audio:</text:span> As you’ve just heard in the audio clip, Clinton’s powerful delivery added to the impact of this message. Her tone and emphasis made it clear that this wasn’t just a political statement—it was a moral imperative for the world to recognize women's rights as equal to any other human right.</text:p>
          <text:p text:style-name="P25"/>
        </text:list-item>
      </text:list>
      <text:p text:style-name="P12">Slide 5</text:p>
      <text:p text:style-name="P12"/>
      <text:list xml:id="list415525186" text:style-name="L8">
        <text:list-item>
          <text:p text:style-name="P14">Here, Clinton highlights specific examples of how women’s rights are violated worldwide.</text:p>
        </text:list-item>
        <text:list-item>
          <text:p text:style-name="P14"><text:span text:style-name="T2">Dowry deaths and domestic abuse:</text:span> Women are subjected to violence due to social practices such as dowry, which can lead to abuse and even death.</text:p>
        </text:list-item>
        <text:list-item>
          <text:p text:style-name="P14"><text:span text:style-name="T2">Denial of education: </text:span>Girls are denied the right to education, stifling their potential and harming future generations.</text:p>
        </text:list-item>
        <text:list-item>
          <text:p text:style-name="P14"><text:span text:style-name="T2">Exclusion: </text:span>Women are often excluded from political and economic participation, which is a clear violation of their rights and limits their ability to contribute to society.</text:p>
        </text:list-item>
        <text:list-item>
          <text:p text:style-name="P14">These examples underscore Clinton’s point that violations of women’s rights prevent societies from achieving equality and justice.</text:p>
        </text:list-item>
      </text:list>
      <text:p text:style-name="P12"/>
      <text:p text:style-name="P12"/>
      <text:p text:style-name="P12"/>
      <text:p text:style-name="P12"/>
      <text:p text:style-name="P12"><text:soft-page-break/></text:p>
      <text:p text:style-name="P12">Slide 6</text:p>
      <text:list xml:id="list2536163351" text:style-name="L9">
        <text:list-item>
          <text:p text:style-name="P15">Now, I want to hear from you!</text:p>
        </text:list-item>
        <text:list-item>
          <text:p text:style-name="P15">Please click on the link to express your views on an important question: "What do you think is the most pressing issue for gender equality today?"</text:p>
        </text:list-item>
        <text:list-item>
          <text:p text:style-name="P15">This is an opportunity to reflect on the themes of the speech and think about how they resonate in today’s context.</text:p>
        </text:list-item>
        <text:list-item>
          <text:p text:style-name="P15">Let’s engage with this interactive element to get your thoughts on current challenges.</text:p>
        </text:list-item>
      </text:list>
      <text:p text:style-name="P12"/>
      <text:p text:style-name="P12">Slide 7</text:p>
      <text:list text:style-name="L10">
        <text:list-item>
          <text:p text:style-name="P16">Clinton also emphasizes the theme of empowerment and equality for women.</text:p>
        </text:list-item>
        <text:list-item>
          <text:p text:style-name="P16">She argues that when women are empowered—given access to education, healthcare, and economic opportunities—their families, communities, and societies benefit.</text:p>
        </text:list-item>
        <text:list-item>
          <text:p text:style-name="P16">Clinton makes the case that empowering women leads to broader societal progress and economic growth.</text:p>
        </text:list-item>
        <text:list-item>
          <text:p text:style-name="P16">This theme is central to her argument that gender equality is not only a moral imperative but also an economic and social one.</text:p>
        </text:list-item>
        <text:list-item>
          <text:p text:style-name="P16">--- </text:p>
        </text:list-item>
        <text:list-item>
          <text:p text:style-name="P16"><text:span text:style-name="T2">Explaining the audio message</text:span>: Clinton argues that empowering women is not just about individual rights, but about the collective well-being of families, communities, and societies. When women have access to essential resources like education, healthcare, and economic opportunities, the positive impact is felt across society.</text:p>
        </text:list-item>
        <text:list-item>
          <text:p text:style-name="P16">----</text:p>
        </text:list-item>
        <text:list-item>
          <text:p text:style-name="P16">We also have an interactive element that allows you to explore these examples further. Please click on the link provided to engage with more details on these examples.</text:p>
        </text:list-item>
        <text:list-item>
          <text:p text:style-name="P16">This interactive session will give you a deeper understanding of how the empowerment of women directly ties into societal and global development. Let’s take a moment to explore it together.</text:p>
        </text:list-item>
        <text:list-item>
          <text:p text:style-name="P16">---</text:p>
        </text:list-item>
        <text:list-item>
          <text:p text:style-name="P16">Here are some examples from Clinton’s speech that illustrate the global impact of women’s empowerment:</text:p>
        </text:list-item>
        <text:list-item>
          <text:p text:style-name="P16">India &amp; Bangladesh: Women used microloans to start businesses, improving their families’ financial independence.</text:p>
        </text:list-item>
        <text:list-item>
          <text:p text:style-name="P16"><text:soft-page-break/>Indonesia: Women gathered to discuss family planning and nutrition, improving health and education in their communities.</text:p>
        </text:list-item>
        <text:list-item>
          <text:p text:style-name="P16">Denmark: After-school childcare provided working parents with a sense of security.</text:p>
        </text:list-item>
        <text:list-item>
          <text:p text:style-name="P16">The ripple effect: Empowering women leads to flourishing families and economic growth across societies.</text:p>
        </text:list-item>
        <text:list-item>
          <text:p text:style-name="P16">These examples show how Clinton’s message is not just theoretical but grounded in real-world impacts.</text:p>
        </text:list-item>
      </text:list>
      <text:p text:style-name="P12"/>
      <text:p text:style-name="P17"/>
      <text:p text:style-name="P12">Slide 8</text:p>
      <text:list text:style-name="L12">
        <text:list-item>
          <text:p text:style-name="P18">Here are some examples from Clinton’s speech that illustrate the global impact of women’s empowerment:</text:p>
        </text:list-item>
        <text:list-item>
          <text:p text:style-name="P18">India &amp; Bangladesh: Women used microloans to start businesses, improving their families’ financial independence.</text:p>
        </text:list-item>
        <text:list-item>
          <text:p text:style-name="P18">Indonesia: Women gathered to discuss family planning and nutrition, improving health and education in their communities.</text:p>
        </text:list-item>
        <text:list-item>
          <text:p text:style-name="P18">Denmark: After-school childcare provided working parents with a sense of security.</text:p>
        </text:list-item>
        <text:list-item>
          <text:p text:style-name="P18">The ripple effect: Empowering women leads to flourishing families and economic growth across societies.</text:p>
        </text:list-item>
        <text:list-item>
          <text:p text:style-name="P18">These examples show how Clinton’s message is not just theoretical but grounded in real-world impacts.</text:p>
        </text:list-item>
        <text:list-item>
          <text:p text:style-name="P18"/>
        </text:list-item>
      </text:list>
      <text:p text:style-name="P12"/>
      <text:p text:style-name="P12">Slide 9</text:p>
      <text:list xml:id="list1062543477" text:style-name="L13">
        <text:list-item>
          <text:p text:style-name="P19">The final key theme is global solidarity and government responsibility.</text:p>
        </text:list-item>
        <text:list-item>
          <text:p text:style-name="P19">Clinton argues that empowering women can strengthen families and societies, but governments must take responsibility for protecting human rights.</text:p>
        </text:list-item>
        <text:list-item>
          <text:p text:style-name="P19">She calls on governments to accept their role in promoting equality, recognizing that without governmental support, the goals of this conference cannot be achieved.</text:p>
        </text:list-item>
        <text:list-item>
          <text:p text:style-name="P19">This underscores the importance of both international cooperation and governmental accountability in ensuring women’s rights are respected worldwide.</text:p>
        </text:list-item>
        <text:list-item>
          <text:p text:style-name="P19">------ </text:p>
        </text:list-item>
        <text:list-item>
          <text:p text:style-name="P19"><text:soft-page-break/>Audio </text:p>
        </text:list-item>
        <text:list-item>
          <text:p text:style-name="P19">"As you listen to this excerpt, Hillary Clinton emphasizes the critical need for governments to uphold their responsibility in protecting internationally recognized human rights."</text:p>
        </text:list-item>
      </text:list>
      <text:p text:style-name="P12"/>
      <text:p text:style-name="P12"/>
      <text:p text:style-name="P12">Slide 10</text:p>
      <text:list text:style-name="L14">
        <text:list-item>
          <text:p text:style-name="P20">Clinton provides concrete examples of how governments and NGOs must work together to promote women’s rights:</text:p>
        </text:list-item>
        <text:list-item>
          <text:p text:style-name="P20">Local programs: Programs in countries like Indonesia and Bangladesh show how empowering women helps build stronger communities.</text:p>
        </text:list-item>
        <text:list-item>
          <text:p text:style-name="P20">NGOs: Non-governmental organizations play a key role in ensuring access to education and healthcare for women.</text:p>
        </text:list-item>
        <text:list-item>
          <text:p text:style-name="P20">International human rights frameworks: Clinton references these frameworks as vital tools for holding governments accountable for protecting women’s rights.</text:p>
        </text:list-item>
        <text:list-item>
          <text:p text:style-name="P20">These examples illustrate the interconnected roles of governments, NGOs, and international bodies in promoting gender equality.</text:p>
        </text:list-item>
      </text:list>
      <text:p text:style-name="P17"/>
      <text:p text:style-name="P12">Slide 11</text:p>
      <text:list xml:id="list2496914691" text:style-name="L15">
        <text:list-item>
          <text:p text:style-name="P21">Text (Summarizing the Key Points):</text:p>
        </text:list-item>
        <text:list-item>
          <text:p text:style-name="P21">Hillary Clinton's speech at the 4th World Conference on Women was a powerful call to recognize that women's rights are human rights. Throughout her address, she stressed the need for:</text:p>
        </text:list-item>
        <text:list-item>
          <text:p text:style-name="P21">Empowering women through education, healthcare, and economic opportunities.</text:p>
        </text:list-item>
        <text:list-item>
          <text:p text:style-name="P21">Recognizing and addressing violence against women as a global human rights violation.</text:p>
        </text:list-item>
        <text:list-item>
          <text:p text:style-name="P21">Building global solidarity and holding governments accountable for protecting and promoting gender equality.</text:p>
        </text:list-item>
        <text:list-item>
          <text:p text:style-name="P13"><text:span text:style-name="T1">Her message was clear: advancing the status of women is not just a women's issue—it’s a critical human rights issue that requires urgent global attention. Clinton’s words continue to resonate today as we strive for equality and justice for women around the wo</text:span>rld.</text:p>
        </text:list-item>
      </text:list>
      <text:p text:style-name="P12"/>
      <text:p text:style-name="P12"><text:soft-page-break/></text:p>
      <text:p text:style-name="P12">Slide 12</text:p>
      <text:p text:style-name="P12"/>
      <text:list xml:id="list2373724414" text:style-name="L16">
        <text:list-item>
          <text:p text:style-name="P22">Now it’s time to get interactive!</text:p>
        </text:list-item>
        <text:list-item>
          <text:p text:style-name="P22">Clicking on the links to participate in two activities: a quiz and a fill-in-the-blank activity.</text:p>
        </text:list-item>
        <text:list-item>
          <text:p text:style-name="P22">These exercises are designed to help reinforce the key concepts from Clinton’s speech.</text:p>
        </text:list-item>
        <text:list-item>
          <text:p text:style-name="P22">Feel free to open them in another tab, and I’ll give you a few minutes to complete them.</text:p>
        </text:list-item>
        <text:list-item>
          <text:p text:style-name="P22">I expect most of you to participate, and after, we’ll quickly review some of the results together.</text:p>
        </text:list-item>
      </text:list>
      <text:p text:style-name="P12"/>
      <text:p text:style-name="P12"/>
      <text:p text:style-name="P12">Slide 13</text:p>
      <text:list xml:id="list2914763586" text:style-name="L17">
        <text:list-header>
          <text:p text:style-name="P23"/>
        </text:list-header>
        <text:list-item>
          <text:p text:style-name="P23">Let’s now summarize the key takeaways from Hillary Clinton’s speech.</text:p>
        </text:list-item>
        <text:list-item>
          <text:p text:style-name="P23">The first takeaway is “Women’s rights are human rights.” This ties into the theme of equality. It’s a powerful statement that resonated with audiences globally and became a foundation for many discussions on gender equality.</text:p>
        </text:list-item>
        <text:list-item>
          <text:p text:style-name="P23">The second takeaway is “If women are healthy and educated, their families will flourish.” This reflects the theme of empowerment. Clinton emphasized that empowered women lead to stronger families and communities.</text:p>
        </text:list-item>
        <text:list-item>
          <text:p text:style-name="P23">Finally, “It is time to break the silence on women’s rights.” This supports the theme of global solidarity. Clinton calls for a unified, worldwide effort to ensure that women’s voices are heard and that their rights are protected.</text:p>
        </text:list-item>
        <text:list-item>
          <text:p text:style-name="P23">Although her speech was delivered almost three decades ago, many of the issues she highlighted are still relevant today:</text:p>
        </text:list-item>
        <text:list-item>
          <text:p text:style-name="P23">Persistent gender-based violence, economic inequality, and barriers to education and healthcare.</text:p>
        </text:list-item>
        <text:list-item>
          <text:p text:style-name="P23">Women continue to be underrepresented in political leadership roles.</text:p>
        </text:list-item>
        <text:list-item>
          <text:p text:style-name="P23">Clinton’s speech is a reminder that achieving gender equality requires global commitment and action.</text:p>
        </text:list-item>
      </text:list>
      <text:p text:style-name="P12"/>
      <text:p text:style-name="P12"><text:soft-page-break/></text:p>
      <text:p text:style-name="P12">Slide 14</text:p>
      <text:p text:style-name="P12"/>
      <text:list text:style-name="L18">
        <text:list-item>
          <text:p text:style-name="P24">That brings us to the end of the presentation.</text:p>
        </text:list-item>
        <text:list-item>
          <text:p text:style-name="P24">I want to thank all of you for your attention and participation today.</text:p>
        </text:list-item>
        <text:list-item>
          <text:p text:style-name="P24">I hope this presentation has given you a deeper understanding of the significance of Hillary Clinton’s speech and its lasting impact on global gender equality.</text:p>
        </text:list-item>
        <text:list-item>
          <text:p text:style-name="P24">If anyone has any questions or thoughts, I’d be happy to discuss them further.</text:p>
        </text:list-item>
        <text:list-item>
          <text:p text:style-name="P24">Thank you once again, and I look forward to continuing the conversation on this important topic!</text:p>
          <text:p text:style-name="P24"/>
        </text:list-item>
      </text:list>
      <text:p text:style-name="P12">Slide 1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Cantarell" svg:font-family="Cantarel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1T23:29:26.728900720</meta:creation-date>
    <meta:print-date>2024-10-11T23:51:54.664052593</meta:print-date>
    <dc:date>2024-10-11T23:53:35.632964015</dc:date>
    <meta:editing-duration>PT24M9S</meta:editing-duration>
    <meta:editing-cycles>1</meta:editing-cycles>
    <meta:document-statistic meta:table-count="0" meta:image-count="0" meta:object-count="0" meta:page-count="7" meta:paragraph-count="106" meta:word-count="1648" meta:character-count="10222" meta:non-whitespace-character-count="8768"/>
    <meta:generator>LibreOffice/7.4.7.2$Linux_X86_64 LibreOffice_project/40$Build-2</meta:generator>
  </office:meta>
</office:document-meta>
</file>